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215" calcext:value-type="float">
            <text:p>-215</text:p>
          </table:table-cell>
          <table:table-cell office:value-type="string" calcext:value-type="string">
            <text:p>sr</text:p>
          </table:table-cell>
          <table:table-cell office:value-type="float" office:value="-277" calcext:value-type="float">
            <text:p>-277</text:p>
          </table:table-cell>
          <table:table-cell office:value-type="string" calcext:value-type="string">
            <text:p>prev_yaw_x[0]</text:p>
          </table:table-cell>
          <table:table-cell office:value-type="float" office:value="-205" calcext:value-type="float">
            <text:p>-205</text:p>
          </table:table-cell>
          <table:table-cell office:value-type="string" calcext:value-type="string">
            <text:p>prev_yaw_x[1]</text:p>
          </table:table-cell>
          <table:table-cell office:value-type="float" office:value="-249" calcext:value-type="float">
            <text:p>-249</text:p>
          </table:table-cell>
          <table:table-cell office:value-type="string" calcext:value-type="string">
            <text:p>prev_yaw_y[0]</text:p>
          </table:table-cell>
          <table:table-cell office:value-type="float" office:value="-198" calcext:value-type="float">
            <text:p>-198</text:p>
          </table:table-cell>
          <table:table-cell office:value-type="string" calcext:value-type="string">
            <text:p>prev_yaw_y[1]</text:p>
          </table:table-cell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sr</text:p>
          </table:table-cell>
          <table:table-cell office:value-type="float" office:value="-273" calcext:value-type="float">
            <text:p>-273</text:p>
          </table:table-cell>
          <table:table-cell office:value-type="string" calcext:value-type="string">
            <text:p>prev_yaw_x[0]</text:p>
          </table:table-cell>
          <table:table-cell office:value-type="float" office:value="-277" calcext:value-type="float">
            <text:p>-277</text:p>
          </table:table-cell>
          <table:table-cell office:value-type="string" calcext:value-type="string">
            <text:p>prev_yaw_x[1]</text:p>
          </table:table-cell>
          <table:table-cell office:value-type="float" office:value="-205" calcext:value-type="float">
            <text:p>-205</text:p>
          </table:table-cell>
          <table:table-cell office:value-type="string" calcext:value-type="string">
            <text:p>prev_yaw_y[0]</text:p>
          </table:table-cell>
          <table:table-cell office:value-type="float" office:value="-215" calcext:value-type="float">
            <text:p>-215</text:p>
          </table:table-cell>
          <table:table-cell office:value-type="string" calcext:value-type="string">
            <text:p>prev_yaw_y[1]</text:p>
          </table:table-cell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sr</text:p>
          </table:table-cell>
          <table:table-cell office:value-type="float" office:value="-286" calcext:value-type="float">
            <text:p>-286</text:p>
          </table:table-cell>
          <table:table-cell office:value-type="string" calcext:value-type="string">
            <text:p>prev_yaw_x[0]</text:p>
          </table:table-cell>
          <table:table-cell office:value-type="float" office:value="-273" calcext:value-type="float">
            <text:p>-273</text:p>
          </table:table-cell>
          <table:table-cell office:value-type="string" calcext:value-type="string">
            <text:p>prev_yaw_x[1]</text:p>
          </table:table-cell>
          <table:table-cell office:value-type="float" office:value="-277" calcext:value-type="float">
            <text:p>-277</text:p>
          </table:table-cell>
          <table:table-cell office:value-type="string" calcext:value-type="string">
            <text:p>prev_yaw_y[0]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prev_yaw_y[1]</text:p>
          </table:table-cell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268" calcext:value-type="float">
            <text:p>-268</text:p>
          </table:table-cell>
          <table:table-cell office:value-type="string" calcext:value-type="string">
            <text:p>sr</text:p>
          </table:table-cell>
          <table:table-cell office:value-type="float" office:value="-339" calcext:value-type="float">
            <text:p>-339</text:p>
          </table:table-cell>
          <table:table-cell office:value-type="string" calcext:value-type="string">
            <text:p>prev_yaw_x[0]</text:p>
          </table:table-cell>
          <table:table-cell office:value-type="float" office:value="-286" calcext:value-type="float">
            <text:p>-286</text:p>
          </table:table-cell>
          <table:table-cell office:value-type="string" calcext:value-type="string">
            <text:p>prev_yaw_x[1]</text:p>
          </table:table-cell>
          <table:table-cell office:value-type="float" office:value="-273" calcext:value-type="float">
            <text:p>-273</text:p>
          </table:table-cell>
          <table:table-cell office:value-type="string" calcext:value-type="string">
            <text:p>prev_yaw_y[0]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prev_yaw_y[1]</text:p>
          </table:table-cell>
          <table:table-cell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288" calcext:value-type="float">
            <text:p>-288</text:p>
          </table:table-cell>
          <table:table-cell office:value-type="string" calcext:value-type="string">
            <text:p>sr</text:p>
          </table:table-cell>
          <table:table-cell office:value-type="float" office:value="-320" calcext:value-type="float">
            <text:p>-320</text:p>
          </table:table-cell>
          <table:table-cell office:value-type="string" calcext:value-type="string">
            <text:p>prev_yaw_x[0]</text:p>
          </table:table-cell>
          <table:table-cell office:value-type="float" office:value="-339" calcext:value-type="float">
            <text:p>-339</text:p>
          </table:table-cell>
          <table:table-cell office:value-type="string" calcext:value-type="string">
            <text:p>prev_yaw_x[1]</text:p>
          </table:table-cell>
          <table:table-cell office:value-type="float" office:value="-286" calcext:value-type="float">
            <text:p>-286</text:p>
          </table:table-cell>
          <table:table-cell office:value-type="string" calcext:value-type="string">
            <text:p>prev_yaw_y[0]</text:p>
          </table:table-cell>
          <table:table-cell office:value-type="float" office:value="-268" calcext:value-type="float">
            <text:p>-268</text:p>
          </table:table-cell>
          <table:table-cell office:value-type="string" calcext:value-type="string">
            <text:p>prev_yaw_y[1]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12" calcext:value-type="float">
            <text:p>-312</text:p>
          </table:table-cell>
          <table:table-cell office:value-type="string" calcext:value-type="string">
            <text:p>sr</text:p>
          </table:table-cell>
          <table:table-cell office:value-type="float" office:value="-443" calcext:value-type="float">
            <text:p>-443</text:p>
          </table:table-cell>
          <table:table-cell office:value-type="string" calcext:value-type="string">
            <text:p>prev_yaw_x[0]</text:p>
          </table:table-cell>
          <table:table-cell office:value-type="float" office:value="-320" calcext:value-type="float">
            <text:p>-320</text:p>
          </table:table-cell>
          <table:table-cell office:value-type="string" calcext:value-type="string">
            <text:p>prev_yaw_x[1]</text:p>
          </table:table-cell>
          <table:table-cell office:value-type="float" office:value="-339" calcext:value-type="float">
            <text:p>-339</text:p>
          </table:table-cell>
          <table:table-cell office:value-type="string" calcext:value-type="string">
            <text:p>prev_yaw_y[0]</text:p>
          </table:table-cell>
          <table:table-cell office:value-type="float" office:value="-288" calcext:value-type="float">
            <text:p>-288</text:p>
          </table:table-cell>
          <table:table-cell office:value-type="string" calcext:value-type="string">
            <text:p>prev_yaw_y[1]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43" calcext:value-type="float">
            <text:p>-343</text:p>
          </table:table-cell>
          <table:table-cell office:value-type="string" calcext:value-type="string">
            <text:p>sr</text:p>
          </table:table-cell>
          <table:table-cell office:value-type="float" office:value="-415" calcext:value-type="float">
            <text:p>-415</text:p>
          </table:table-cell>
          <table:table-cell office:value-type="string" calcext:value-type="string">
            <text:p>prev_yaw_x[0]</text:p>
          </table:table-cell>
          <table:table-cell office:value-type="float" office:value="-443" calcext:value-type="float">
            <text:p>-443</text:p>
          </table:table-cell>
          <table:table-cell office:value-type="string" calcext:value-type="string">
            <text:p>prev_yaw_x[1]</text:p>
          </table:table-cell>
          <table:table-cell office:value-type="float" office:value="-320" calcext:value-type="float">
            <text:p>-320</text:p>
          </table:table-cell>
          <table:table-cell office:value-type="string" calcext:value-type="string">
            <text:p>prev_yaw_y[0]</text:p>
          </table:table-cell>
          <table:table-cell office:value-type="float" office:value="-312" calcext:value-type="float">
            <text:p>-312</text:p>
          </table:table-cell>
          <table:table-cell office:value-type="string" calcext:value-type="string">
            <text:p>prev_yaw_y[1]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75" calcext:value-type="float">
            <text:p>-375</text:p>
          </table:table-cell>
          <table:table-cell office:value-type="string" calcext:value-type="string">
            <text:p>sr</text:p>
          </table:table-cell>
          <table:table-cell office:value-type="float" office:value="-421" calcext:value-type="float">
            <text:p>-421</text:p>
          </table:table-cell>
          <table:table-cell office:value-type="string" calcext:value-type="string">
            <text:p>prev_yaw_x[0]</text:p>
          </table:table-cell>
          <table:table-cell office:value-type="float" office:value="-415" calcext:value-type="float">
            <text:p>-415</text:p>
          </table:table-cell>
          <table:table-cell office:value-type="string" calcext:value-type="string">
            <text:p>prev_yaw_x[1]</text:p>
          </table:table-cell>
          <table:table-cell office:value-type="float" office:value="-443" calcext:value-type="float">
            <text:p>-443</text:p>
          </table:table-cell>
          <table:table-cell office:value-type="string" calcext:value-type="string">
            <text:p>prev_yaw_y[0]</text:p>
          </table:table-cell>
          <table:table-cell office:value-type="float" office:value="-343" calcext:value-type="float">
            <text:p>-343</text:p>
          </table:table-cell>
          <table:table-cell office:value-type="string" calcext:value-type="string">
            <text:p>prev_yaw_y[1]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98" calcext:value-type="float">
            <text:p>-398</text:p>
          </table:table-cell>
          <table:table-cell office:value-type="string" calcext:value-type="string">
            <text:p>sr</text:p>
          </table:table-cell>
          <table:table-cell office:value-type="float" office:value="-379" calcext:value-type="float">
            <text:p>-379</text:p>
          </table:table-cell>
          <table:table-cell office:value-type="string" calcext:value-type="string">
            <text:p>prev_yaw_x[0]</text:p>
          </table:table-cell>
          <table:table-cell office:value-type="float" office:value="-421" calcext:value-type="float">
            <text:p>-421</text:p>
          </table:table-cell>
          <table:table-cell office:value-type="string" calcext:value-type="string">
            <text:p>prev_yaw_x[1]</text:p>
          </table:table-cell>
          <table:table-cell office:value-type="float" office:value="-415" calcext:value-type="float">
            <text:p>-415</text:p>
          </table:table-cell>
          <table:table-cell office:value-type="string" calcext:value-type="string">
            <text:p>prev_yaw_y[0]</text:p>
          </table:table-cell>
          <table:table-cell office:value-type="float" office:value="-375" calcext:value-type="float">
            <text:p>-375</text:p>
          </table:table-cell>
          <table:table-cell office:value-type="string" calcext:value-type="string">
            <text:p>prev_yaw_y[1]</text:p>
          </table:table-cell>
          <table:table-cell office:value-type="float" office:value="-343" calcext:value-type="float">
            <text:p>-343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405" calcext:value-type="float">
            <text:p>-405</text:p>
          </table:table-cell>
          <table:table-cell office:value-type="string" calcext:value-type="string">
            <text:p>sr</text:p>
          </table:table-cell>
          <table:table-cell office:value-type="float" office:value="-331" calcext:value-type="float">
            <text:p>-331</text:p>
          </table:table-cell>
          <table:table-cell office:value-type="string" calcext:value-type="string">
            <text:p>prev_yaw_x[0]</text:p>
          </table:table-cell>
          <table:table-cell office:value-type="float" office:value="-379" calcext:value-type="float">
            <text:p>-379</text:p>
          </table:table-cell>
          <table:table-cell office:value-type="string" calcext:value-type="string">
            <text:p>prev_yaw_x[1]</text:p>
          </table:table-cell>
          <table:table-cell office:value-type="float" office:value="-421" calcext:value-type="float">
            <text:p>-421</text:p>
          </table:table-cell>
          <table:table-cell office:value-type="string" calcext:value-type="string">
            <text:p>prev_yaw_y[0]</text:p>
          </table:table-cell>
          <table:table-cell office:value-type="float" office:value="-398" calcext:value-type="float">
            <text:p>-398</text:p>
          </table:table-cell>
          <table:table-cell office:value-type="string" calcext:value-type="string">
            <text:p>prev_yaw_y[1]</text:p>
          </table:table-cell>
          <table:table-cell office:value-type="float" office:value="-375" calcext:value-type="float">
            <text:p>-375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98" calcext:value-type="float">
            <text:p>-398</text:p>
          </table:table-cell>
          <table:table-cell office:value-type="string" calcext:value-type="string">
            <text:p>sr</text:p>
          </table:table-cell>
          <table:table-cell office:value-type="float" office:value="-371" calcext:value-type="float">
            <text:p>-371</text:p>
          </table:table-cell>
          <table:table-cell office:value-type="string" calcext:value-type="string">
            <text:p>prev_yaw_x[0]</text:p>
          </table:table-cell>
          <table:table-cell office:value-type="float" office:value="-331" calcext:value-type="float">
            <text:p>-331</text:p>
          </table:table-cell>
          <table:table-cell office:value-type="string" calcext:value-type="string">
            <text:p>prev_yaw_x[1]</text:p>
          </table:table-cell>
          <table:table-cell office:value-type="float" office:value="-379" calcext:value-type="float">
            <text:p>-379</text:p>
          </table:table-cell>
          <table:table-cell office:value-type="string" calcext:value-type="string">
            <text:p>prev_yaw_y[0]</text:p>
          </table:table-cell>
          <table:table-cell office:value-type="float" office:value="-405" calcext:value-type="float">
            <text:p>-405</text:p>
          </table:table-cell>
          <table:table-cell office:value-type="string" calcext:value-type="string">
            <text:p>prev_yaw_y[1]</text:p>
          </table:table-cell>
          <table:table-cell office:value-type="float" office:value="-398" calcext:value-type="float">
            <text:p>-398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83" calcext:value-type="float">
            <text:p>-383</text:p>
          </table:table-cell>
          <table:table-cell office:value-type="string" calcext:value-type="string">
            <text:p>sr</text:p>
          </table:table-cell>
          <table:table-cell office:value-type="float" office:value="-278" calcext:value-type="float">
            <text:p>-278</text:p>
          </table:table-cell>
          <table:table-cell office:value-type="string" calcext:value-type="string">
            <text:p>prev_yaw_x[0]</text:p>
          </table:table-cell>
          <table:table-cell office:value-type="float" office:value="-371" calcext:value-type="float">
            <text:p>-371</text:p>
          </table:table-cell>
          <table:table-cell office:value-type="string" calcext:value-type="string">
            <text:p>prev_yaw_x[1]</text:p>
          </table:table-cell>
          <table:table-cell office:value-type="float" office:value="-331" calcext:value-type="float">
            <text:p>-331</text:p>
          </table:table-cell>
          <table:table-cell office:value-type="string" calcext:value-type="string">
            <text:p>prev_yaw_y[0]</text:p>
          </table:table-cell>
          <table:table-cell office:value-type="float" office:value="-398" calcext:value-type="float">
            <text:p>-398</text:p>
          </table:table-cell>
          <table:table-cell office:value-type="string" calcext:value-type="string">
            <text:p>prev_yaw_y[1]</text:p>
          </table:table-cell>
          <table:table-cell office:value-type="float" office:value="-405" calcext:value-type="float">
            <text:p>-405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61" calcext:value-type="float">
            <text:p>-361</text:p>
          </table:table-cell>
          <table:table-cell office:value-type="string" calcext:value-type="string">
            <text:p>sr</text:p>
          </table:table-cell>
          <table:table-cell office:value-type="float" office:value="-301" calcext:value-type="float">
            <text:p>-301</text:p>
          </table:table-cell>
          <table:table-cell office:value-type="string" calcext:value-type="string">
            <text:p>prev_yaw_x[0]</text:p>
          </table:table-cell>
          <table:table-cell office:value-type="float" office:value="-278" calcext:value-type="float">
            <text:p>-278</text:p>
          </table:table-cell>
          <table:table-cell office:value-type="string" calcext:value-type="string">
            <text:p>prev_yaw_x[1]</text:p>
          </table:table-cell>
          <table:table-cell office:value-type="float" office:value="-371" calcext:value-type="float">
            <text:p>-371</text:p>
          </table:table-cell>
          <table:table-cell office:value-type="string" calcext:value-type="string">
            <text:p>prev_yaw_y[0]</text:p>
          </table:table-cell>
          <table:table-cell office:value-type="float" office:value="-383" calcext:value-type="float">
            <text:p>-383</text:p>
          </table:table-cell>
          <table:table-cell office:value-type="string" calcext:value-type="string">
            <text:p>prev_yaw_y[1]</text:p>
          </table:table-cell>
          <table:table-cell office:value-type="float" office:value="-398" calcext:value-type="float">
            <text:p>-398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34" calcext:value-type="float">
            <text:p>-334</text:p>
          </table:table-cell>
          <table:table-cell office:value-type="string" calcext:value-type="string">
            <text:p>sr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prev_yaw_x[0]</text:p>
          </table:table-cell>
          <table:table-cell office:value-type="float" office:value="-301" calcext:value-type="float">
            <text:p>-301</text:p>
          </table:table-cell>
          <table:table-cell office:value-type="string" calcext:value-type="string">
            <text:p>prev_yaw_x[1]</text:p>
          </table:table-cell>
          <table:table-cell office:value-type="float" office:value="-278" calcext:value-type="float">
            <text:p>-278</text:p>
          </table:table-cell>
          <table:table-cell office:value-type="string" calcext:value-type="string">
            <text:p>prev_yaw_y[0]</text:p>
          </table:table-cell>
          <table:table-cell office:value-type="float" office:value="-361" calcext:value-type="float">
            <text:p>-361</text:p>
          </table:table-cell>
          <table:table-cell office:value-type="string" calcext:value-type="string">
            <text:p>prev_yaw_y[1]</text:p>
          </table:table-cell>
          <table:table-cell office:value-type="float" office:value="-383" calcext:value-type="float">
            <text:p>-383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303" calcext:value-type="float">
            <text:p>-303</text:p>
          </table:table-cell>
          <table:table-cell office:value-type="string" calcext:value-type="string">
            <text:p>sr</text:p>
          </table:table-cell>
          <table:table-cell office:value-type="float" office:value="-214" calcext:value-type="float">
            <text:p>-214</text:p>
          </table:table-cell>
          <table:table-cell office:value-type="string" calcext:value-type="string">
            <text:p>prev_yaw_x[0]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prev_yaw_x[1]</text:p>
          </table:table-cell>
          <table:table-cell office:value-type="float" office:value="-301" calcext:value-type="float">
            <text:p>-301</text:p>
          </table:table-cell>
          <table:table-cell office:value-type="string" calcext:value-type="string">
            <text:p>prev_yaw_y[0]</text:p>
          </table:table-cell>
          <table:table-cell office:value-type="float" office:value="-334" calcext:value-type="float">
            <text:p>-334</text:p>
          </table:table-cell>
          <table:table-cell office:value-type="string" calcext:value-type="string">
            <text:p>prev_yaw_y[1]</text:p>
          </table:table-cell>
          <table:table-cell office:value-type="float" office:value="-361" calcext:value-type="float">
            <text:p>-361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269" calcext:value-type="float">
            <text:p>-269</text:p>
          </table:table-cell>
          <table:table-cell office:value-type="string" calcext:value-type="string">
            <text:p>sr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prev_yaw_x[0]</text:p>
          </table:table-cell>
          <table:table-cell office:value-type="float" office:value="-214" calcext:value-type="float">
            <text:p>-214</text:p>
          </table:table-cell>
          <table:table-cell office:value-type="string" calcext:value-type="string">
            <text:p>prev_yaw_x[1]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prev_yaw_y[0]</text:p>
          </table:table-cell>
          <table:table-cell office:value-type="float" office:value="-303" calcext:value-type="float">
            <text:p>-303</text:p>
          </table:table-cell>
          <table:table-cell office:value-type="string" calcext:value-type="string">
            <text:p>prev_yaw_y[1]</text:p>
          </table:table-cell>
          <table:table-cell office:value-type="float" office:value="-334" calcext:value-type="float">
            <text:p>-334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231" calcext:value-type="float">
            <text:p>-231</text:p>
          </table:table-cell>
          <table:table-cell office:value-type="string" calcext:value-type="string">
            <text:p>sr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prev_yaw_x[0]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prev_yaw_x[1]</text:p>
          </table:table-cell>
          <table:table-cell office:value-type="float" office:value="-214" calcext:value-type="float">
            <text:p>-214</text:p>
          </table:table-cell>
          <table:table-cell office:value-type="string" calcext:value-type="string">
            <text:p>prev_yaw_y[0]</text:p>
          </table:table-cell>
          <table:table-cell office:value-type="float" office:value="-269" calcext:value-type="float">
            <text:p>-269</text:p>
          </table:table-cell>
          <table:table-cell office:value-type="string" calcext:value-type="string">
            <text:p>prev_yaw_y[1]</text:p>
          </table:table-cell>
          <table:table-cell office:value-type="float" office:value="-303" calcext:value-type="float">
            <text:p>-303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188" calcext:value-type="float">
            <text:p>-188</text:p>
          </table:table-cell>
          <table:table-cell office:value-type="string" calcext:value-type="string">
            <text:p>sr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prev_yaw_x[0]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prev_yaw_x[1]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prev_yaw_y[0]</text:p>
          </table:table-cell>
          <table:table-cell office:value-type="float" office:value="-231" calcext:value-type="float">
            <text:p>-231</text:p>
          </table:table-cell>
          <table:table-cell office:value-type="string" calcext:value-type="string">
            <text:p>prev_yaw_y[1]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s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v_yaw_x[0]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prev_yaw_x[1]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prev_yaw_y[0]</text:p>
          </table:table-cell>
          <table:table-cell office:value-type="float" office:value="-188" calcext:value-type="float">
            <text:p>-188</text:p>
          </table:table-cell>
          <table:table-cell office:value-type="string" calcext:value-type="string">
            <text:p>prev_yaw_y[1]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93" calcext:value-type="float">
            <text:p>-93</text:p>
          </table:table-cell>
          <table:table-cell office:value-type="string" calcext:value-type="string">
            <text:p>s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v_yaw_x[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v_yaw_x[1]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prev_yaw_y[0]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prev_yaw_y[1]</text:p>
          </table:table-cell>
          <table:table-cell office:value-type="float" office:value="-188" calcext:value-type="float">
            <text:p>-188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s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v_yaw_x[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v_yaw_x[1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v_yaw_y[0]</text:p>
          </table:table-cell>
          <table:table-cell office:value-type="float" office:value="-93" calcext:value-type="float">
            <text:p>-93</text:p>
          </table:table-cell>
          <table:table-cell office:value-type="string" calcext:value-type="string">
            <text:p>prev_yaw_y[1]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v_yaw_x[0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v_yaw_x[1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v_yaw_y[0]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prev_yaw_y[1]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v_yaw_x[0]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v_yaw_x[1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v_yaw_y[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v_yaw_y[1]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rev_yaw_x[0]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v_yaw_x[1]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v_yaw_y[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ev_yaw_y[1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v_yaw_x[0]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rev_yaw_x[1]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v_yaw_y[0]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v_yaw_y[1]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rev_yaw_x[0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v_yaw_x[1]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rev_yaw_y[0]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rev_yaw_y[1]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rev_yaw_x[0]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rev_yaw_x[1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v_yaw_y[0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rev_yaw_y[1]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ev_yaw_x[0]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rev_yaw_x[1]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rev_yaw_y[0]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rev_yaw_y[1]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rev_yaw_x[0]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ev_yaw_x[1]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rev_yaw_y[0]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rev_yaw_y[1]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rev_yaw_x[0]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rev_yaw_x[1]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ev_yaw_y[0]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rev_yaw_y[1]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rocessed</text:p>
          </table:table-cell>
          <table:table-cell office:value-type="string" calcext:value-type="string">
            <text:p>yaw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ev_yaw_x[0]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rev_yaw_x[1]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rev_yaw_y[0]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rev_yaw_y[1]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0:59:04.623714495</meta:creation-date>
    <dc:date>2020-10-14T10:59:30.241870303</dc:date>
    <meta:editing-duration>PT28S</meta:editing-duration>
    <meta:editing-cycles>1</meta:editing-cycles>
    <meta:document-statistic meta:table-count="1" meta:cell-count="403" meta:object-count="0"/>
    <meta:generator>LibreOffice/6.0.7.3$Linux_X86_64 LibreOffice_project/00m0$Build-3</meta:generator>
  </office:meta>
</office:document-meta>
</file>